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def" officeooo:paragraph-rsid="00136def"/>
    </style:style>
    <style:style style:name="P2" style:family="paragraph" style:parent-style-name="Title">
      <style:text-properties officeooo:rsid="00136def" officeooo:paragraph-rsid="00136def"/>
    </style:style>
    <style:style style:name="P3" style:family="paragraph" style:parent-style-name="Text_20_body">
      <style:text-properties officeooo:rsid="00148877" officeooo:paragraph-rsid="00148877"/>
    </style:style>
    <style:style style:name="T1" style:family="text">
      <style:text-properties officeooo:rsid="0016e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rito</text:p>
      <text:p text:style-name="P1"/>
      <text:p text:style-name="P1">El sabor Tex-Mex que te encanta</text:p>
      <text:p text:style-name="P3">Ruffles jamon bet<text:span text:style-name="T1">4</text:span>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6:28.645887253</meta:creation-date>
    <dc:date>2023-04-28T15:29:23.878196201</dc:date>
    <meta:editing-duration>PT2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0" meta:character-count="57" meta:non-whitespace-character-count="50"/>
  </office:meta>
</office:document-meta>
</file>